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7000002FB81AC706223687DF5.png" manifest:media-type="image/png"/>
  <manifest:file-entry manifest:full-path="Pictures/100002010000030200000120852314926C6E7E9B.png" manifest:media-type="image/png"/>
  <manifest:file-entry manifest:full-path="Pictures/10000201000002E500000392770144519B964CDA.png" manifest:media-type="image/png"/>
  <manifest:file-entry manifest:full-path="Pictures/10000201000003080000025EFFF72E612AEFE1FA.png" manifest:media-type="image/png"/>
  <manifest:file-entry manifest:full-path="Pictures/10000201000002F9000001B1E7F3D18D74945D3C.png" manifest:media-type="image/png"/>
  <manifest:file-entry manifest:full-path="Pictures/10000201000003050000025816D1FA398128D6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e8d0" officeooo:paragraph-rsid="0006e8d0"/>
    </style:style>
    <style:style style:name="P2" style:family="paragraph" style:parent-style-name="Standard">
      <style:text-properties officeooo:rsid="0008c678" officeooo:paragraph-rsid="0008c678"/>
    </style:style>
    <style:style style:name="P3" style:family="paragraph" style:parent-style-name="Standard">
      <style:paragraph-properties fo:break-before="page"/>
      <style:text-properties officeooo:rsid="0006e8d0" officeooo:paragraph-rsid="0006e8d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8.461cm" svg:height="14.416cm" draw:z-index="0"><draw:image xlink:href="Pictures/10000201000003080000025EFFF72E612AEFE1FA.png" xlink:type="simple" xlink:show="embed" xlink:actuate="onLoad" loext:mime-type="image/png"/></draw:frame></text:p>
      <text:p text:style-name="Standard"><draw:frame draw:style-name="fr2" draw:name="Image2" text:anchor-type="paragraph" svg:width="18.461cm" svg:height="14.328cm" draw:z-index="1"><draw:image xlink:href="Pictures/10000201000003050000025816D1FA398128D67A.png" xlink:type="simple" xlink:show="embed" xlink:actuate="onLoad" loext:mime-type="image/png"/></draw:frame><text:soft-page-break/></text:p>
      <text:p text:style-name="Standard"><draw:frame draw:style-name="fr1" draw:name="Image3" text:anchor-type="paragraph" svg:width="18.461cm" svg:height="6.904cm" draw:z-index="2"><draw:image xlink:href="Pictures/100002010000030200000120852314926C6E7E9B.png" xlink:type="simple" xlink:show="embed" xlink:actuate="onLoad" loext:mime-type="image/png"/></draw:frame></text:p>
      <text:p text:style-name="Standard"><draw:frame draw:style-name="fr2" draw:name="Image4" text:anchor-type="paragraph" svg:width="18.461cm" svg:height="18.558cm" draw:z-index="3"><draw:image xlink:href="Pictures/10000201000002F7000002FB81AC706223687DF5.png" xlink:type="simple" xlink:show="embed" xlink:actuate="onLoad" loext:mime-type="image/png"/></draw:frame><text:soft-page-break/></text:p>
      <text:p text:style-name="Standard"><draw:frame draw:style-name="fr2" draw:name="Image5" text:anchor-type="paragraph" svg:width="18.461cm" svg:height="10.504cm" draw:z-index="4"><draw:image xlink:href="Pictures/10000201000002F9000001B1E7F3D18D74945D3C.png" xlink:type="simple" xlink:show="embed" xlink:actuate="onLoad" loext:mime-type="image/png"/></draw:frame><text:soft-page-break/></text:p>
      <text:p text:style-name="Standard"/>
      <text:p text:style-name="Standard"/>
      <text:p text:style-name="P3">Modules installés :</text:p>
      <text:p text:style-name="P2">&gt; Akismet</text:p>
      <text:p text:style-name="P2">&gt; RGPD</text:p>
      <text:p text:style-name="P2">&gt; Polylang</text:p>
      <text:p text:style-name="P1"/>
      <text:p text:style-name="Standard"><draw:frame draw:style-name="fr2" draw:name="Image6" text:anchor-type="paragraph" svg:width="18.461cm" svg:height="22.77cm" draw:z-index="5"><draw:image xlink:href="Pictures/10000201000002E500000392770144519B964CD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22:49:07.252533366</meta:creation-date>
    <dc:date>2019-09-11T23:57:23.234837673</dc:date>
    <meta:editing-duration>PT58M5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5" meta:paragraph-count="4" meta:word-count="9" meta:character-count="44" meta:non-whitespace-character-count="39"/>
  </office:meta>
</office:document-meta>
</file>